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1cm" fo:min-width="18.663cm"/>
    </style:style>
    <style:style style:name="gr3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.805cm" fo:min-width="1.90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3333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false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3333"/>
    </style:style>
    <style:style style:name="T4" style:family="text">
      <style:text-properties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39cm" svg:height="1.436cm" svg:x="7.014cm" svg:y="0.818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8cm" svg:height="5.585cm" svg:x="0.727cm" svg:y="4.228cm">
          <text:p text:style-name="P1"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造となるような厳密解釈を目指す）</text:span></text:p>
          <text:p text:style-name="P1"><text:span text:style-name="T2">- </text:span><text:span text:style-name="T2">シンプルなデータ構造のみを扱う </text:span></text:p>
          <text:p text:style-name="P1"><text:span text:style-name="T2">　　</text:span><text:span text:style-name="T2">=&gt; CSV</text:span></text:p>
          <text:p text:style-name="P1"><text:span text:style-name="T2">- </text:span><text:span text:style-name="T2">統一されたデータ構造パラダイムの下でデータを扱う </text:span></text:p>
          <text:p text:style-name="P1"><text:span text:style-name="T2">　　</text:span><text:span text:style-name="T2">=&gt; </text:span><text:span text:style-name="T2">シンプルで最低限のオペレーション定義 </text:span><text:span text:style-name="T2">=&gt; NIMS</text:span><text:span text:style-name="T2">オリジナルな定義言</text:span><text:span text:style-name="T2">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2.8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9.163cm" svg:height="7.281cm" svg:x="2.237cm" svg:y="9.919cm">
          <draw:text-box>
            <text:p>定義言語 tq：</text:p>
            <text:p>&lt;head&gt;::=&lt;ref-label&gt;?&lt;reference&gt;?&lt;function&gt;?&lt;name&gt;?&lt;bind&gt;?;</text:p>
            <text:p>&lt;ref-label&gt;::=(’#’|’##’)&lt;num&gt;+;</text:p>
            <text:p>&lt;reference&gt;::=’$’(’#’|’##’)&lt;num&gt;+;</text:p>
            <text:p>&lt;function&gt;::=’{'&lt;operator&gt;(’(’&lt;T-form&gt;(’,’&lt;T-form&gt;)*’)’)*’}’;</text:p>
            <text:p>&lt;name&gt;::=&lt;char&gt;+;</text:p>
            <text:p>&lt;bind&gt;::=’[’(&lt;num&gt;+(,&lt;num&gt;+)*)?’]’;</text:p>
            <text:p>&lt;operator&gt;::='$'&lt;name&gt;'$'</text:p>
            <text:p>&lt;T-form&gt;::=&lt;head&gt;(’(’(&lt;T-form&gt;(’,’&lt;T-form&gt;)*)?’)’)*;</text:p>
          </draw:text-box>
        </draw:frame>
        <draw:frame draw:style-name="gr3" draw:text-style-name="P4" draw:layer="layout" svg:width="2.407cm" svg:height="1.055cm" svg:x="0.094cm" svg:y="0.119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6" draw:layer="layout" svg:width="19.637cm" svg:height="8.633cm" svg:x="0.401cm" svg:y="3.313cm">
          <text:p text:style-name="P1"><text:span text:style-name="T2">- </text:span><text:span text:style-name="T2">データ構造記述 </text:span><text:span text:style-name="T2">= NS3 + CSV + tq</text:span></text:p>
          <text:p text:style-name="P1"><text:span text:style-name="T2">- NIMS Standard SpreadSheet</text:span><text:span text:style-name="T2">形式</text:span><text:span text:style-name="T2">(NS3)</text:span><text:span text:style-name="T2">は、前述</text:span><text:span text:style-name="T2">&lt;T-form&gt;</text:span><text:span text:style-name="T2">で表現される</text:span><text:span text:style-name="T2">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’(‘&lt;Line&gt;(‘,’&lt;Line&gt;)*’)’</text:span></text:p>
          <text:p text:style-name="P1"><text:span text:style-name="T2"><text:s text:c="4"/></text:span><text:span text:style-name="T2">&lt;Line&gt;::=’(‘&lt;Cell&gt;(‘,’&lt;Cell&gt;)*’)’</text:span></text:p>
          <text:p text:style-name="P1"><text:span text:style-name="T2"><text:s text:c="4"/></text:span><text:span text:style-name="T2">&lt;Cell&gt;::=’(‘&lt;Item&gt;’,’’Quantity’’(‘&lt;Value&gt;’,’&lt;Unit&gt;’)’’)’ </text:span></text:p>
          <text:p text:style-name="P1"><text:span text:style-name="T2"><text:s text:c="16"/></text:span><text:span text:style-name="T2">| ‘(‘&lt;Item&gt;’,’&lt;Type&gt;’(‘&lt;Value&gt;’)’’)’</text:span></text:p>
          <text:p text:style-name="P1"><text:span text:style-name="T2">- 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- </text:span><text:span text:style-name="T2">データ形式定義言語 </text:span><text:span text:style-name="T2">tq:</text:span></text:p>
          <text:p text:style-name="P1"><text:span text:style-name="T2"><text:s text:c="2"/></text:span><text:span text:style-name="T2">NIMS</text:span><text:span text:style-name="T2">のオリジナル構造定義言語（前述）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3.674cm" svg:height="1.013cm" svg:x="0.1cm" svg:y="2.3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5" draw:text-style-name="P2" draw:layer="layout" svg:width="8.754cm" svg:height="3.299cm" svg:x="3.679cm" svg:y="7.018cm">
          <text:p/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529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draw:custom-shape draw:name="テキスト ボックス 4" draw:style-name="gr1" draw:text-style-name="P7" draw:layer="layout" svg:width="4.309cm" svg:height="1.013cm" svg:x="0.108cm" svg:y="12.987cm">
          <text:p text:style-name="P1"><text:span text:style-name="T2">構造レベル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10.05cm" svg:height="1.773cm" svg:x="0.5cm" svg:y="14.027cm">
          <text:p text:style-name="P1"><text:span text:style-name="T2">- </text:span><text:span text:style-name="T2">言語木構造</text:span></text:p>
          <text:p text:style-name="P1"><text:span text:style-name="T2">- </text:span><text:span text:style-name="T2">言語が表す均質化</text:span><text:span text:style-name="T2">2</text:span><text:span text:style-name="T2">部グラフ構造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3" draw:style-name="gr1" draw:text-style-name="P2" draw:layer="layout" svg:width="8.754cm" svg:height="3.297cm" svg:x="0.62cm" svg:y="11.463cm">
          <text:p text:style-name="P1"><text:span text:style-name="T2"><text:s text:c="2"/></text:span><text:span text:style-name="T2">- </text:span><text:span text:style-name="T2">項レファレンス：</text:span></text:p>
          <text:p text:style-name="P1"><text:span text:style-name="T2"><text:s text:c="4"/></text:span><text:span text:style-name="T2">#1($#1) =&gt; #1($#1@#1)</text:span></text:p>
          <text:p text:style-name="P1"><text:span text:style-name="T2"><text:s text:c="2"/></text:span><text:span text:style-name="T2">- </text:span><text:span text:style-name="T2">木レファレンス：</text:span></text:p>
          <text:p text:style-name="P1"><text:span text:style-name="T2"><text:s text:c="4"/></text:span><text:span text:style-name="T2">$##1(##1) =&gt; $##1@##1(##1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5.579cm" svg:height="1.013cm" svg:x="0.169cm" svg:y="10.462cm">
          <text:p text:style-name="P1"><text:span text:style-name="T2">レファレンス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6.853cm" svg:height="1.013cm" svg:x="0.265cm" svg:y="3.6cm">
          <text:p text:style-name="P1"><text:span text:style-name="T2">レファレンス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6.37cm" svg:height="2.537cm" svg:x="0.832cm" svg:y="4.663cm">
          <text:p text:style-name="P1"><text:span text:style-name="T2"><text:s text:c="2"/></text:span><text:span text:style-name="T2">- </text:span><text:span text:style-name="T2">グラフおよび均質化２部グラフ構造を表すための表現</text:span></text:p>
          <text:p text:style-name="P1"><text:span text:style-name="T2"><text:s text:c="2"/></text:span><text:span text:style-name="T2">- </text:span><text:span text:style-name="T2">項レファレンス</text:span></text:p>
          <text:p text:style-name="P1"><text:span text:style-name="T2"><text:s text:c="2"/></text:span><text:span text:style-name="T2">- </text:span><text:span text:style-name="T2">木レファレンス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7" draw:layer="layout" svg:width="8.06cm" svg:height="4.821cm" svg:x="0.668cm" svg:y="11.463cm">
          <text:p text:style-name="P1"><text:span text:style-name="T2">- ex.1</text:span><text:span text:style-name="T2">：</text:span></text:p>
          <text:p text:style-name="P1"><text:span text:style-name="T2"><text:s text:c="2"/></text:span><text:span text:style-name="T2">[1] =&gt; [1]%(A)</text:span></text:p>
          <text:p text:style-name="P1"><text:span text:style-name="T2">- ex.2</text:span><text:span text:style-name="T2">：</text:span></text:p>
          <text:p text:style-name="P1"><text:span text:style-name="T2"><text:s text:c="2"/></text:span><text:span text:style-name="T2">[2] =&gt; [2]%(A,B)</text:span></text:p>
          <text:p text:style-name="P1"><text:span text:style-name="T2">- ex.3</text:span><text:span text:style-name="T2">：</text:span></text:p>
          <text:p text:style-name="P1"><text:span text:style-name="T2"><text:s text:c="2"/></text:span><text:span text:style-name="T2">[2]([2]) =&gt; [2]([2])%(A,B,C,D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4.948cm" svg:height="1.013cm" svg:x="0.484cm" svg:y="10.462cm">
          <text:p text:style-name="P1"><text:span text:style-name="T2">バインドの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5.583cm" svg:height="1.013cm" svg:x="0.5cm" svg:y="3.6cm">
          <text:p text:style-name="P1"><text:span text:style-name="T2">バイン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5.447cm" svg:height="2.537cm" svg:x="0.993cm" svg:y="4.663cm">
          <text:p text:style-name="P1"><text:span text:style-name="T2">- </text:span><text:span text:style-name="T2">構造（ノード）に「値」をバインドするための表現</text:span></text:p>
          <text:p text:style-name="P1"><text:span text:style-name="T2">- </text:span><text:span text:style-name="T2">対象はリーフノードのみ</text:span></text:p>
          <text:p text:style-name="P1"><text:span text:style-name="T2">- </text:span><text:span text:style-name="T2">配列サイズは上位のノードから引き継がれる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7" draw:layer="layout" svg:width="14.173cm" svg:height="1.773cm" svg:x="0.5cm" svg:y="10.687cm">
          <text:p text:style-name="P1"><text:span text:style-name="T2">- </text:span><text:span text:style-name="T2">関数名部分を”オペレータ”と呼び明確化する</text:span></text:p>
          <text:p text:style-name="P1"><text:span text:style-name="T2">- </text:span><text:span text:style-name="T2">オペレータ表現は、</text:span><text:span text:style-name="T2">$&lt;name&gt;$</text:span><text:span text:style-name="T2">である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6.214cm" svg:height="1.013cm" svg:x="0.086cm" svg:y="9.717cm">
          <text:p text:style-name="P1"><text:span text:style-name="T2">オペレータの定義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8.369cm" svg:height="1.013cm" svg:x="0.074cm" svg:y="2.287cm">
          <text:p text:style-name="P1"><text:span text:style-name="T2">関数（</text:span><text:span text:style-name="T2">&lt;function&gt;</text:span><text:span text:style-name="T2">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8.622cm" svg:height="5.583cm" svg:x="0.5cm" svg:y="3.279cm">
          <text:p text:style-name="P1"><text:span text:style-name="T2">- </text:span><text:span text:style-name="T2">より高度な操作に対応するため”関数”の概念を導入</text:span></text:p>
          <text:p text:style-name="P1"><text:span text:style-name="T2">- </text:span><text:span text:style-name="T2">木構造の変更を伴う効果をもたらすものは関数とする</text:span></text:p>
          <text:p text:style-name="P1"><text:span text:style-name="T2"><text:s text:c="2"/></text:span><text:span text:style-name="T2">（項参照は言語構造そのものなので関数ではない）</text:span></text:p>
          <text:p text:style-name="P1"><text:span text:style-name="T2">- </text:span><text:span text:style-name="T2">それ以外の効果をもたらすものも、場合によっては関数とする</text:span></text:p>
          <text:p text:style-name="P1"><text:span text:style-name="T2">- </text:span><text:span text:style-name="T2">今まで関数としていたものは、新仕様に表現変更される</text:span></text:p>
          <text:p text:style-name="P1"><text:span text:style-name="T2">- </text:span><text:span text:style-name="T2">関数の引数は、「自分自身以降の木」</text:span></text:p>
          <text:p text:style-name="P1"><text:span text:style-name="T2">- </text:span><text:span text:style-name="T2">関数表現による構造変更を「オペレーション」と呼ぶ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5.844cm" svg:height="3.299cm" svg:x="0.482cm" svg:y="14.33cm">
          <text:p text:style-name="P1"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15.104cm" svg:height="1.013cm" svg:x="0.114cm" svg:y="13.362cm">
          <text:p text:style-name="P1"><text:span text:style-name="T2">オペレーション例（後の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105cm" svg:y="10.1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16.801cm" svg:height="1.013cm" svg:x="5.38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（検討中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5.636cm" svg:height="0.843cm" svg:x="0.864cm" svg:y="11.137cm">
          <text:p text:style-name="P1"><text:span text:style-name="T4">{$PI$}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8.983cm" svg:height="0.843cm" svg:x="0.817cm" svg:y="8.758cm">
          <text:p text:style-name="P1"><text:span text:style-name="T4">{$BIND$($#11)}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1cm" svg:y="13.9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11cm" svg:y="7.7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9.901cm" svg:height="1.013cm" svg:x="0.1cm" svg:y="5.2cm">
          <text:p text:style-name="P1"><text:span text:style-name="T2">- </text:span><text:span text:style-name="T2">バインドデータ定義</text:span><text:span text:style-name="T2">: data.ns3.bf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4.6cm" svg:height="0.843cm" svg:x="0.8cm" svg:y="6.2cm">
          <text:p text:style-name="P1"><text:span text:style-name="T4">(#11{$FILE$(A.csv)}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0.046cm" svg:height="1.013cm" svg:x="12.805cm" svg:y="9.976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5.636cm" svg:height="0.843cm" svg:x="13.564cm" svg:y="11.002cm">
          <text:p text:style-name="P1"><text:span text:style-name="T4">{$PI$}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8.983cm" svg:height="1.433cm" svg:x="13.517cm" svg:y="8.623cm">
          <text:p text:style-name="P1"><text:span text:style-name="T4">{$BIND$($#11[2],$#12[2])}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6" draw:layer="layout" svg:width="2.739cm" svg:height="1.013cm" svg:x="12.8cm" svg:y="13.787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6" draw:layer="layout" svg:width="10.096cm" svg:height="1.013cm" svg:x="12.81cm" svg:y="7.619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9.901cm" svg:height="1.013cm" svg:x="12.8cm" svg:y="5.065cm">
          <text:p text:style-name="P1"><text:span text:style-name="T2">- </text:span><text:span text:style-name="T2">バインドデータ定義</text:span><text:span text:style-name="T2">: data.ns3.bf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9.1cm" svg:height="0.843cm" svg:x="13.5cm" svg:y="6.065cm">
          <text:p text:style-name="P1"><text:span text:style-name="T4">(#11{$FILE$(“A.csv”)},#12{$FILE$(“B.csv”)}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3.393cm" svg:height="1.055cm" svg:x="1.6cm" svg:y="3.4cm">
          <draw:text-box>
            <text:p>1ファイル</text:p>
          </draw:text-box>
        </draw:frame>
        <draw:frame draw:style-name="gr7" draw:text-style-name="P3" draw:layer="layout" svg:width="4.312cm" svg:height="1.055cm" svg:x="14cm" svg:y="3.6cm">
          <draw:text-box>
            <text:p>複数ファイル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ター タイトルの書式</text:span><text:span text:style-name="MT2">設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25">6/25/20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マスター タイトルの書式</text:span><text:span text:style-name="MT2">設定</text:span></text:p>
        </draw:text-box>
      </draw:frame>
      <draw:frame draw:name="コンテンツ プレースホルダー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マスター テキストの書式設定</text:span></text:p>
              <text:list>
                <text:list-item>
                  <text:p text:style-name="MP11"><text:span text:style-name="MT5">第 </text:span><text:span text:style-name="MT5">2 </text:span><text:span text:style-name="MT5">レベル</text:span></text:p>
                  <text:list>
                    <text:list-item>
                      <text:p text:style-name="MP12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3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3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25">6/25/20</text:date></text:span></text:p>
        </draw:text-box>
      </draw:frame>
      <draw:frame draw:name="フッター プレースホルダー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125</meta:editing-cycles>
    <meta:creation-date>2020-04-16T04:11:41</meta:creation-date>
    <dc:date>2020-06-25T09:49:59.879319185</dc:date>
    <meta:editing-duration>PT6H52M27S</meta:editing-duration>
    <meta:generator>LibreOffice/5.3.6.1$Linux_X86_64 LibreOffice_project/30$Build-1</meta:generator>
    <meta:document-statistic meta:object-count="94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